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stributed storage APIs for SPLA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nine </meta:initial-creator>
    <meta:creation-date>2011-07-01T15:49:54</meta:creation-date>
    <meta:editing-duration>PT38M55S</meta:editing-duration>
    <meta:editing-cycles>2</meta:editing-cycles>
    <dc:date>2011-07-01T16:43:59</dc:date>
    <dc:creator>unine </dc:creator>
    <meta:document-statistic meta:object-count="24"/>
    <meta:generator>LibreOffice/3.3$Linux LibreOffice_project/330m19$Build-202</meta:generator>
  </office:meta>
</office:document-meta>
</file>